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wy sposób zapisu pliku dialogów i tipów. </text:p>
      <text:p text:style-name="Standard"/>
      <text:p text:style-name="Standard">TIPY</text:p>
      <text:p text:style-name="Standard"/>
      <text:p text:style-name="Standard">Wszystkie tipy są w folderze tips.</text:p>
      <text:p text:style-name="Standard">Nazywamy je następująco: </text:p>
      <text:p text:style-name="Standard"/>
      <text:p text:style-name="Standard">misja – numer misji – zwykła/powtórkowa (jedną literką, „z” lub „p”) - numer tipa </text:p>
      <text:p text:style-name="Standard"/>
      <text:p text:style-name="Standard">na przykład: misja1z1.jpg </text:p>
      <text:p text:style-name="Standard">tip z misji pierwszej zwykłej numer 1 </text:p>
      <text:p text:style-name="Standard"/>
      <text:p text:style-name="Standard">ścieżka</text:p>
      <text:p text:style-name="Standard">assets/img/tips/misja2p.jpg </text:p>
      <text:p text:style-name="Standard"/>
      <text:p text:style-name="Standard">Jeżeli jest to menu i okolice, to oddzielamy stopką np. </text:p>
      <text:p text:style-name="Standard">menu_sklep.jpg itd. </text:p>
      <text:p text:style-name="Standard"/>
      <text:p text:style-name="Standard">DIALOGI </text:p>
      <text:p text:style-name="Standard"/>
      <text:p text:style-name="Standard">Wszystkie są w folderze dialogues w podfolderach z numerami misji. Czy zaczynamy od 00, czy od 01 to zależy od nas :P </text:p>
      <text:p text:style-name="Standard"/>
      <text:p text:style-name="Standard">pierwsza w kolejności jest osoba, która mówi (nie zależy od tego w żaden sposób kolejność po której stoi!!!!) </text:p>
      <text:p text:style-name="Standard"/>
      <text:p text:style-name="Standard">postać która mówi – numer pozy (jeśli jest) – postać słuchająca albo nic – przycisk(i) </text:p>
      <text:p text:style-name="Standard"/>
      <text:p text:style-name="Standard">np. </text:p>
      <text:p text:style-name="Standard">olaf_szron_next_skip.jpg </text:p>
      <text:p text:style-name="Standard">piotrowski1_exit.jpg </text:p>
      <text:p text:style-name="Standard"/>
      <text:p text:style-name="Standard">ścieżka (przykładowa):</text:p>
      <text:p text:style-name="Standard">assets/img/dialogues/01/olaf_szron_next_skip.jpg </text:p>
      <text:p text:style-name="Standard"/>
      <text:p text:style-name="Standard">Ważne! Nazwy są takie same! Ale w różnych folderach są pliki z różnymi tłami!!!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4:31:49</meta:creation-date>
    <meta:editing-duration>PT4M53S</meta:editing-duration>
    <meta:editing-cycles>3</meta:editing-cycles>
    <meta:generator>LibreOffice/3.5$Linux_X86_64 LibreOffice_project/350m1$Build-2</meta:generator>
    <meta:initial-creator>Marta Tymińska</meta:initial-creator>
    <dc:date>2014-02-17T14:37:41</dc:date>
    <dc:creator>Marta Tymińska</dc:creator>
    <meta:document-statistic meta:table-count="0" meta:image-count="0" meta:object-count="0" meta:page-count="1" meta:paragraph-count="21" meta:word-count="131" meta:character-count="888" meta:non-whitespace-character-count="761"/>
  </office:meta>
</office:document-meta>
</file>